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ParameterWithGenericBean( @ Autowired C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ParameterWithParameterizedList( @ Autowired List &lt; C &gt; charac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